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" svg:font-family="'Andika New Basic Compact'" style:font-adornments="Bold" style:font-pitch="variable"/>
    <style:font-face style:name="Andika New Basic Compact1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d3db" officeooo:paragraph-rsid="0015d3db"/>
    </style:style>
    <style:style style:name="P2" style:family="paragraph" style:parent-style-name="Text_20_body">
      <style:text-properties officeooo:rsid="0018f9a3" officeooo:paragraph-rsid="0018f9a3"/>
    </style:style>
    <style:style style:name="P3" style:family="paragraph" style:parent-style-name="Text_20_body">
      <style:text-properties style:font-name="Charis SIL Compact" officeooo:rsid="0018f9a3" officeooo:paragraph-rsid="0018f9a3" style:font-size-asian="10.5pt"/>
    </style:style>
    <style:style style:name="P4" style:family="paragraph" style:parent-style-name="Text_20_body">
      <style:text-properties style:font-name="Charis SIL Compact" officeooo:rsid="001b30db" officeooo:paragraph-rsid="001b30db" style:font-size-asian="10.5pt"/>
    </style:style>
    <style:style style:name="P5" style:family="paragraph" style:parent-style-name="Text_20_body">
      <style:text-properties style:font-name="Charis SIL Compact" officeooo:rsid="001b98ec" officeooo:paragraph-rsid="001b98ec" style:font-size-asian="10.5pt"/>
    </style:style>
    <style:style style:name="P6" style:family="paragraph" style:parent-style-name="Text_20_body">
      <style:text-properties officeooo:rsid="001ea705" officeooo:paragraph-rsid="001ea705"/>
    </style:style>
    <style:style style:name="P7" style:family="paragraph" style:parent-style-name="Text_20_body">
      <style:text-properties officeooo:rsid="002339f0" officeooo:paragraph-rsid="002339f0"/>
    </style:style>
    <style:style style:name="P8" style:family="paragraph" style:parent-style-name="Heading_20_1">
      <style:text-properties fo:color="#000080" loext:opacity="100%" style:font-name="Andika New Basic Compact" fo:font-size="21pt" fo:font-weight="bold" officeooo:rsid="0018f9a3" officeooo:paragraph-rsid="0018f9a3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P9" style:family="paragraph" style:parent-style-name="Heading_20_2">
      <style:text-properties officeooo:rsid="001bfa20" officeooo:paragraph-rsid="001bfa20"/>
    </style:style>
    <style:style style:name="P10" style:family="paragraph" style:parent-style-name="Heading_20_2">
      <style:text-properties officeooo:paragraph-rsid="001ea705"/>
    </style:style>
    <style:style style:name="P11" style:family="paragraph" style:parent-style-name="Heading_20_2">
      <style:text-properties officeooo:paragraph-rsid="001b98ec"/>
    </style:style>
    <style:style style:name="P12" style:family="paragraph" style:parent-style-name="Text_20_body" style:list-style-name="L1">
      <style:text-properties officeooo:rsid="001ea705" officeooo:paragraph-rsid="001ea705"/>
    </style:style>
    <style:style style:name="P13" style:family="paragraph" style:parent-style-name="Text_20_body" style:list-style-name="L7">
      <style:text-properties officeooo:rsid="001ea705" officeooo:paragraph-rsid="0028a5de"/>
    </style:style>
    <style:style style:name="P14" style:family="paragraph" style:parent-style-name="Text_20_body" style:list-style-name="L1">
      <style:text-properties style:font-name="Charis SIL Compact" officeooo:rsid="001ea705" officeooo:paragraph-rsid="001ea705" style:font-size-asian="10.5pt"/>
    </style:style>
    <style:style style:name="P15" style:family="paragraph" style:parent-style-name="Text_20_body" style:list-style-name="L3">
      <style:text-properties style:font-name="Charis SIL Compact" officeooo:rsid="001d6576" officeooo:paragraph-rsid="001ea705" style:font-size-asian="10.5pt"/>
    </style:style>
    <style:style style:name="P16" style:family="paragraph" style:parent-style-name="Text_20_body" style:list-style-name="L4">
      <style:text-properties style:font-name="Charis SIL Compact" officeooo:rsid="0018f9a3" officeooo:paragraph-rsid="0018f9a3" style:font-size-asian="10.5pt"/>
    </style:style>
    <style:style style:name="P17" style:family="paragraph" style:parent-style-name="Text_20_body" style:list-style-name="L5">
      <style:text-properties style:font-name="Charis SIL Compact" officeooo:rsid="0018f9a3" officeooo:paragraph-rsid="0018f9a3" style:font-size-asian="10.5pt"/>
    </style:style>
    <style:style style:name="P18" style:family="paragraph" style:parent-style-name="Text_20_body" style:list-style-name="L4">
      <style:text-properties style:font-name="Charis SIL Compact" officeooo:rsid="00193e2f" officeooo:paragraph-rsid="00193e2f" style:font-size-asian="10.5pt"/>
    </style:style>
    <style:style style:name="P19" style:family="paragraph" style:parent-style-name="Text_20_body" style:list-style-name="L5">
      <style:text-properties style:font-name="Charis SIL Compact" officeooo:rsid="00193e2f" officeooo:paragraph-rsid="00193e2f" style:font-size-asian="10.5pt"/>
    </style:style>
    <style:style style:name="P20" style:family="paragraph" style:parent-style-name="Text_20_body" style:list-style-name="L5">
      <style:text-properties style:font-name="Charis SIL Compact" officeooo:rsid="001b2f99" officeooo:paragraph-rsid="001b2f99" style:font-size-asian="10.5pt"/>
    </style:style>
    <style:style style:name="P21" style:family="paragraph" style:parent-style-name="Text_20_body" style:list-style-name="L2">
      <style:text-properties officeooo:rsid="0023236e" officeooo:paragraph-rsid="0023236e"/>
    </style:style>
    <style:style style:name="P22" style:family="paragraph" style:parent-style-name="Text_20_body" style:list-style-name="L3">
      <style:text-properties officeooo:rsid="001bfa20" officeooo:paragraph-rsid="001ea705"/>
    </style:style>
    <style:style style:name="P23" style:family="paragraph" style:parent-style-name="Text_20_body" style:list-style-name="L4">
      <style:text-properties officeooo:rsid="0018f9a3" officeooo:paragraph-rsid="0018f9a3"/>
    </style:style>
    <style:style style:name="P24" style:family="paragraph" style:parent-style-name="Text_20_body" style:list-style-name="L4">
      <style:text-properties officeooo:rsid="00193e2f" officeooo:paragraph-rsid="00193e2f"/>
    </style:style>
    <style:style style:name="P25" style:family="paragraph" style:parent-style-name="Text_20_body">
      <style:text-properties officeooo:rsid="00274d3d" officeooo:paragraph-rsid="00274d3d"/>
    </style:style>
    <style:style style:name="P26" style:family="paragraph" style:parent-style-name="Text_20_body" style:list-style-name="L6">
      <style:text-properties officeooo:rsid="00274d3d" officeooo:paragraph-rsid="00274d3d"/>
    </style:style>
    <style:style style:name="P27" style:family="paragraph" style:parent-style-name="Text_20_body">
      <style:text-properties officeooo:rsid="00274d3d" officeooo:paragraph-rsid="0028a5de"/>
    </style:style>
    <style:style style:name="P28" style:family="paragraph" style:parent-style-name="Text_20_body" style:list-style-name="L7">
      <style:text-properties officeooo:paragraph-rsid="0028a5de"/>
    </style:style>
    <style:style style:name="P29" style:family="paragraph" style:parent-style-name="Title">
      <style:text-properties style:font-name="Helvetica Neue" fo:font-size="28pt" fo:font-weight="250" officeooo:rsid="0015d3db" officeooo:paragraph-rsid="0015d3db" style:font-name-asian="SimSun" style:font-size-asian="18pt" style:font-weight-asian="bold" style:font-name-complex="Lucida Sans Unicode" style:font-size-complex="18pt" style:font-weight-complex="bold"/>
    </style:style>
    <style:style style:name="T1" style:family="text">
      <style:text-properties style:font-name="Charis SIL Compact" style:font-size-asian="10.5pt"/>
    </style:style>
    <style:style style:name="T2" style:family="text">
      <style:text-properties style:font-name="Charis SIL Compact" officeooo:rsid="0017ca4c" style:font-size-asian="10.5pt"/>
    </style:style>
    <style:style style:name="T3" style:family="text">
      <style:text-properties style:font-name="Charis SIL Compact" officeooo:rsid="00274d3d" style:font-size-asian="10.5pt"/>
    </style:style>
    <style:style style:name="T4" style:family="text">
      <style:text-properties officeooo:rsid="00193e2f"/>
    </style:style>
    <style:style style:name="T5" style:family="text">
      <style:text-properties officeooo:rsid="001bfa20"/>
    </style:style>
    <style:style style:name="T6" style:family="text">
      <style:text-properties officeooo:rsid="0018f9a3"/>
    </style:style>
    <style:style style:name="T7" style:family="text">
      <style:text-properties officeooo:rsid="001b98ec"/>
    </style:style>
    <style:style style:name="T8" style:family="text">
      <style:text-properties officeooo:rsid="001ea705"/>
    </style:style>
    <style:style style:name="T9" style:family="text">
      <style:text-properties officeooo:rsid="0021c1ff"/>
    </style:style>
    <style:style style:name="T10" style:family="text">
      <style:text-properties officeooo:rsid="00250f86"/>
    </style:style>
    <style:style style:name="T11" style:family="text">
      <style:text-properties officeooo:rsid="00274d3d"/>
    </style:style>
    <style:style style:name="T12" style:family="text">
      <style:text-properties officeooo:rsid="0028a5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Naija Type</text:p>
      <text:h text:style-name="Heading_20_1" text:outline-level="1">Still to work on</text:h>
      <text:p text:style-name="P27"><text:span text:style-name="T12">Investigate:</text:span></text:p>
      <text:list xml:id="list55989792" text:style-name="L7">
        <text:list-item>
          <text:p text:style-name="P28"><text:span text:style-name="T11">Why does predictive auto text not work on new installs?</text:span></text:p>
        </text:list-item>
        <text:list-item>
          <text:p text:style-name="P13">Don’t know how to do: Start keyboard with Shift layer active.</text:p>
        </text:list-item>
      </text:list>
      <text:p text:style-name="P25"><text:span text:style-name="T12">Improve </text:span>Popups:</text:p>
      <text:list xml:id="list1792275185" text:style-name="L6">
        <text:list-item>
          <text:p text:style-name="P26">q key – dotted circle for the combining characters?</text:p>
        </text:list-item>
        <text:list-item>
          <text:p text:style-name="P26">Remove umlout from <text:span text:style-name="T1">i</text:span> and o keys to q so they fit on one line not 2.</text:p>
        </text:list-item>
        <text:list-item>
          <text:p text:style-name="P26"><text:span text:style-name="T1">P</text:span>ush popup higher and with a trigger below so you don’t need to be covering letter while typing it.</text:p>
        </text:list-item>
      </text:list>
      <text:h text:style-name="P8" text:outline-level="1">Change log</text:h>
      <text:h text:style-name="P9" text:outline-level="2">suggested development</text:h>
      <text:p text:style-name="P6">Predictive text: At start of sentence (when <text:span text:style-name="T3">S</text:span>hift active)</text:p>
      <text:p text:style-name="P6"/>
      <text:h text:style-name="Heading_20_2" text:outline-level="2">Issues <text:span text:style-name="T10">to test</text:span></text:h>
      <text:p text:style-name="P7">App: Do we get the right dictionary options?</text:p>
      <text:h text:style-name="Heading_20_2" text:outline-level="2">naijatype 16 / <text:span text:style-name="T8">App 1.5</text:span></text:h>
      <text:list xml:id="list3276554463" text:style-name="L1">
        <text:list-item>
          <text:p text:style-name="P12">Better punctuation handling:</text:p>
          <text:list>
            <text:list-item>
              <text:p text:style-name="P12">Double space to do period/full-stop + space.</text:p>
            </text:list-item>
            <text:list-item>
              <text:p text:style-name="P12">Space + ! turns into ! + space and same with comma and ? because a space is <text:s/>added at the end of a suggested word. This allows us to type the punctuation without ending up with spaces in the wrong place.</text:p>
            </text:list-item>
          </text:list>
        </text:list-item>
        <text:list-item>
          <text:p text:style-name="P14">Moved the long-press space bar close option to the middle.</text:p>
        </text:list-item>
      </text:list>
      <text:h text:style-name="Heading_20_2" text:outline-level="2">naijatype 13,14,15 / App 1.3, 1.4</text:h>
      <text:list xml:id="list1248534315" text:style-name="L2">
        <text:list-item>
          <text:p text:style-name="P21">Pangu predictive text.</text:p>
        </text:list-item>
      </text:list>
      <text:h text:style-name="P10" text:outline-level="2">naijatype 12 / App 1.<text:span text:style-name="T9">2</text:span></text:h>
      <text:list xml:id="list159344395" text:style-name="L3">
        <text:list-item>
          <text:p text:style-name="P22">English predictive text <text:span text:style-name="T8">(based on BNC)</text:span></text:p>
        </text:list-item>
        <text:list-item>
          <text:p text:style-name="P15"><text:soft-page-break/>Make hook and non-hook letters equivalent.</text:p>
        </text:list-item>
      </text:list>
      <text:h text:style-name="P11" text:outline-level="2"><text:span text:style-name="T7">naijatype 10 / </text:span><text:span text:style-name="T8">App </text:span><text:span text:style-name="T6">1.1</text:span></text:h>
      <text:list xml:id="list1908868666" text:style-name="L4">
        <text:list-item>
          <text:p text:style-name="P23">ngunified name of the KeyMan keyboard changed to naijatype</text:p>
        </text:list-item>
        <text:list-item>
          <text:p text:style-name="P23"><text:span text:style-name="T1">A</text:span>djusted spacing of all keys on all levels. <text:span text:style-name="T4">They should be even now and very tightly packed to left of screen and between themselves. There should be bigger spacing between modifier keys.</text:span></text:p>
        </text:list-item>
        <text:list-item>
          <text:p text:style-name="P24">Changed shift layer to change back to default layer after typing one capital.</text:p>
        </text:list-item>
        <text:list-item>
          <text:p text:style-name="P24">Added en and em dashes to the space bar long press.</text:p>
        </text:list-item>
        <text:list-item>
          <text:p text:style-name="P24">Added comma beside space bar.</text:p>
        </text:list-item>
        <text:list-item>
          <text:p text:style-name="P24">Reduced space taken up by the globe keyboard button.</text:p>
        </text:list-item>
        <text:list-item>
          <text:p text:style-name="P24">Reduced space bar.</text:p>
        </text:list-item>
        <text:list-item>
          <text:p text:style-name="P24">Enlarged the backspace and return.</text:p>
        </text:list-item>
        <text:list-item>
          <text:p text:style-name="P16">Added a caps lock layer (long press <text:span text:style-name="T4">on shift</text:span>).</text:p>
        </text:list-item>
        <text:list-item>
          <text:p text:style-name="P18">Added experimental Hausa and Ishɛ predictive texting models.</text:p>
        </text:list-item>
      </text:list>
      <text:h text:style-name="Heading_20_3" text:outline-level="3">Specifically to test:</text:h>
      <text:list xml:id="list4250467181" text:style-name="L5">
        <text:list-item>
          <text:p text:style-name="P17">Does long press on the keyboard give you a <text:span text:style-name="T4">change keyboard </text:span>button?</text:p>
        </text:list-item>
        <text:list-item>
          <text:p text:style-name="P19">Is the spacing between modifier keys and the normal content keys bigger?</text:p>
        </text:list-item>
        <text:list-item>
          <text:p text:style-name="P20">Can you reach everything you want to?</text:p>
        </text:list-item>
      </text:list>
      <text:p text:style-name="P3"/>
      <text:p text:style-name="P4">Tests<text:tab/>David<text:tab/>James<text:tab/>Others</text:p>
      <text:p text:style-name="P4">Does naijatype.kmp 9 install on KeyMan?<text:tab/></text:p>
      <text:p text:style-name="P5">Why doesn’t it install on my phone? What’s the best way to get a kmp file onto phone?</text:p>
      <text:h text:style-name="Heading_20_2" text:outline-level="2"><text:span text:style-name="T5">1.0 </text:span>Bugs</text:h>
      <text:p text:style-name="P1">Capital <text:span text:style-name="T1">vowels</text:span> – underscore or underdot don’t <text:span text:style-name="T1">produce output</text:span>.</text:p>
      <text:p text:style-name="P1">Letter spacin.</text:p>
      <text:h text:style-name="Heading_20_3" text:outline-level="3">Suggested change</text:h>
      <text:p text:style-name="P1">spacing <text:span text:style-name="T2">lower case</text:span>.</text:p>
      <text:p text:style-name="P2">Add a long press on the shift or space to Hide the keyboar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" svg:font-family="'Andika New Basic Compact'" style:font-adornments="Bold" style:font-pitch="variable"/>
    <style:font-face style:name="Andika New Basic Compact1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1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1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0T12:27:01.963761937</meta:creation-date>
    <meta:editing-duration>P6DT23H47M17S</meta:editing-duration>
    <meta:editing-cycles>15</meta:editing-cycles>
    <meta:generator>LibreOffice/7.1.4.2$MacOSX_X86_64 LibreOffice_project/a529a4fab45b75fefc5b6226684193eb000654f6</meta:generator>
    <dc:title>Standard with Andika and Charis</dc:title>
    <meta:initial-creator>David Rowbory</meta:initial-creator>
    <dc:date>2021-08-13T11:56:53.846298684</dc:date>
    <dc:creator>David Rowbory</dc:creator>
    <meta:document-statistic meta:table-count="0" meta:image-count="0" meta:object-count="0" meta:page-count="2" meta:paragraph-count="48" meta:word-count="417" meta:character-count="2226" meta:non-whitespace-character-count="1878"/>
    <meta:template xlink:type="simple" xlink:actuate="onRequest" xlink:title="Standard with Andika and Charis" xlink:href="../../../../../Users/djr/Library/Application%20Support/LibreOffice/4/user/template/Standard%20with%20Andika%20and%20Charis.ott" meta:date="2021-04-20T12:27:01.624244246"/>
  </office:meta>
</office:document-meta>
</file>